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style:style style:name="T14" style:family="text">
      <style:text-properties officeooo:rsid="0043b9f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20505803037676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6">ЛС<text:span text:style-name="T12">Р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7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7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48">ЦС<text:span text:style-name="T14">П</text:span> (циклический сдвиг вправо)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B2" office:value-type="string">
            <text:p text:style-name="P49">ЗСП (знаковый сдвиг вправо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2:05:04</text:modification-time> <text:s/><text:editing-cycles>39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2:05:04.368000000</dc:date>
    <meta:editing-duration>PT5H26M19S</meta:editing-duration>
    <meta:editing-cycles>39</meta:editing-cycles>
    <meta:document-statistic meta:table-count="3" meta:image-count="0" meta:object-count="0" meta:page-count="4" meta:paragraph-count="134" meta:word-count="357" meta:character-count="2451" meta:non-whitespace-character-count="2225"/>
  </office:meta>
</office:document-meta>
</file>